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margin-left="1.251cm" fo:margin-right="0cm" fo:text-indent="0cm" style:auto-text-indent="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0cm" fo:margin-right="0cm" fo:text-indent="0cm" style:auto-text-indent="false"/>
    </style:style>
    <style:style style:name="T1"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e Abstraction Layer (SAL)</text:p>
      <text:p text:style-name="P1"/>
      <text:p text:style-name="P1">Design Document</text:p>
      <text:p text:style-name="P1"/>
      <text:p text:style-name="P2">Author : Philippe Deniel (<text:a xlink:type="simple" xlink:href="mailto:philippe.deniel@cea.fr">philippe.deniel@cea.fr</text:a>)</text:p>
      <text:p text:style-name="P2"/>
      <text:p text:style-name="P2">Version 0.1</text:p>
      <text:p text:style-name="P2"/>
      <text:p text:style-name="Standard">Abstract : this document presents the design proposal for SAL, a new abstraction layer to be introduced in nfs-ganesha and dedicated to state management</text:p>
      <text:p text:style-name="Standard"/>
      <text:h text:style-name="Heading_20_1" text:outline-level="1">The Big Picture behind SAL</text:h>
      <text:h text:style-name="Heading_20_2" text:outline-level="2">Why a new Layer ?</text:h>
      <text:p text:style-name="Text_20_body"/>
      <text:p text:style-name="Text_20_body">NFS-GANESHA has started its life as a NFSv3 daemon, so it primary was a merely stateless daemon. As its supports new protocols like NFSv4, NFSv4.1 and NLMv4 (ancillary protocol designed to managed locks with NFSv3), state management becomes necessary and should be considered in the design. </text:p>
      <text:p text:style-name="Text_20_body">For the moment, state management has been implemented in several modules : FSAL has lock-dedicated calls, Cache_Inode manages state (locks and share reservations), NFSv4 and NLMv4 implementation have state-related stuff. The trouble is that each state based implementation is independent from the others where they all should be working together. This is a bad situation that is to be fixed in a short term delay. The intention with SAL is to design a new layer that will provide NFS-GANESHA with a way to manage state from a central point, making state management more homogeneous. </text:p>
      <text:p text:style-name="Text_20_body"/>
      <text:h text:style-name="Heading_20_2" text:outline-level="2">Aspects to be addressed by SAL</text:h>
      <text:p text:style-name="Text_20_body"/>
      <text:p text:style-name="Text_20_body">The SAL should be called and used each time states are to be managed. This covers the following cases:</text:p>
      <text:list xml:id="list2135149815" text:style-name="L1">
        <text:list-item>
          <text:p text:style-name="P4">NFSv3 locks, covered by NLMv4 implementation</text:p>
        </text:list-item>
        <text:list-item>
          <text:p text:style-name="P4">NFSv4 share reservations</text:p>
        </text:list-item>
        <text:list-item>
          <text:p text:style-name="P4">NFSv4/NFSv4.1 locks</text:p>
        </text:list-item>
        <text:list-item>
          <text:p text:style-name="P4">NFSv4/NFSv4.1 file delegations</text:p>
        </text:list-item>
        <text:list-item>
          <text:p text:style-name="P4">NFSv4.1 directory delegations</text:p>
        </text:list-item>
        <text:list-item>
          <text:p text:style-name="P4">NFSv4.1/pNFS layouts</text:p>
          <text:p text:style-name="P4"/>
        </text:list-item>
      </text:list>
      <text:p text:style-name="Text_20_body">The SAL should be responsible for all the recovery process required by the state management and <text:soft-page-break/>described in the NFSv4.x RFCs. <text:s/>These recovery API will be called by upper modules of nfs-ganesha as the daemon reboots. </text:p>
      <text:h text:style-name="Heading_20_2" text:outline-level="2">Who will require the SAL's service ?</text:h>
      <text:p text:style-name="Text_20_body"/>
      <text:p text:style-name="Text_20_body">NFSv4.x, NLMv4 and pNFS are the reason why such a module has become a requirement. The logic in nfs-ganesha is to keep as much information in a metadata cache, the Cache_Inode layer. This modules wraps calls to the FSAL and keeps most of the FSAL's objects information in memory. The “final” operation done will be a FSAL operation most of the time : locking/unlocking a file, querying the FS about the “striped topology” of a file on a distributed FS. The rule is to prevent all protocols implementation to use FSAL, and use Cache_Inode calls instead. Because of this, Cache_Inode will be the one and only client to SAL.</text:p>
      <text:p text:style-name="Text_20_body">On the other hand, SAL should be able to handle as well NFSv4.x and NLMv4, which means that its semantic should be “polymorphic” enough to fit the requirements for all protocols.</text:p>
      <text:p text:style-name="Text_20_body"/>
      <text:h text:style-name="Heading_20_1" text:outline-level="1">State to be managed by SAL</text:h>
      <text:p text:style-name="Text_20_body">This paragraph roughly lists the various states that SAL will managed and how they will interact when used from various protocol implementations. </text:p>
      <text:h text:style-name="Heading_20_2" text:outline-level="2">NLMv4 locks</text:h>
      <text:p text:style-name="Text_20_body"/>
      <text:p text:style-name="Text_20_body">NLM is a stateful ancillary protocol used with NFSv3 to provides the end user with lock management operating on NFS. It is often implemented as a separated daemon, keeping NFSv3 statelessness. Roughly, it can be considered as a hashing service that returns, for a given file handle, the state and provides with way to operate on locks. This makes it a protocol with a simple syntax and semantics. </text:p>
      <text:p text:style-name="Text_20_body">NLMv4 does not requires file to be opened to lock them (which is logical : there is no “open” request in NFSv3).</text:p>
      <text:h text:style-name="Heading_20_2" text:outline-level="2">NFSv4 share reservations</text:h>
      <text:p text:style-name="Text_20_body">The share reservation model comes from Window's file system (search for information on opportunistic locks). From a very basic point of view, it is like “opening a file and get a lock on it in an atomic way” or “create a file and lock it atomically”. This way of proceeding is systematical in NFSv4. This requires that the clients provides the server with detailed information on who open/creates the file, information residing in the open_owner4 structure. <text:s/>Each share reservation is associated with an open_owner identifying the user on the client side.</text:p>
      <text:h text:style-name="Heading_20_2" text:outline-level="2">NFSv4 locks</text:h>
      <text:p text:style-name="Text_20_body">NFSv4 locks looks like NLMv4 lock, but they require the file to be opened before being locked. All locks are associated with an lock_owner. Even if the definition of open_owner4 structure and lock_owner4 structures are the same, they cover different things. Following a very basic Unix approach, files descriptors belongs to a process, so open_owner is in association with a pid allocated by a well-known users. A lock owned by a thread can block access requested by another thread residing residing in the same process : lock_owner structure is mostly representing a thread <text:soft-page-break/>inside a given process. </text:p>
      <text:h text:style-name="Heading_20_2" text:outline-level="2">NFSv4 file delegations</text:h>
      <text:p text:style-name="Text_20_body">NFSv4 provides with the capability for a client to acquire temporarily control on a file. It can then access its contents, making sure no other client will address it. As the delegation ends, the server takes the file back and revokes the delegation. A mechanism of transient-RPC based callback is defined to provides the server with updates about the delegated file state.</text:p>
      <text:p text:style-name="Text_20_body"/>
      <text:p text:style-name="Text_20_body">This feature is currently supported and implemented in NFS kernels implementation. It is not yet supported in nfs-ganesha, but should be supported (work needs to be done here). </text:p>
      <text:h text:style-name="Heading_20_2" text:outline-level="2">NFSv4.1 directory delegations</text:h>
      <text:p text:style-name="Text_20_body">NFSv4.1 provides a mechanism similar to file delegations, but adapted to directory (this is a read-only delegation). As far as I know, this feature of NFSv4.1 is not yet present in any NFSv4 implementation.</text:p>
      <text:h text:style-name="Heading_20_2" text:outline-level="2">NFSv4.1/pNFS layouts</text:h>
      <text:p text:style-name="Text_20_body">NFSv4.1 provides the “Parallel NFS” paradigm. When making I/O on NFS, the server may quickly become a bottleneck. The pNFS implementation limits this by introducing 3rd-party transfer. It supposed that the client has a way to address the data in a way that is different than the primary NFS server (the data resides on other NFS server, the data is accessible via iSCSI on a dedicated disk array or the data is accessible on storage entities capable of using the OSD2 protocol). When making a read or write operation, the server will allocate a “layout” for the file and return it to the client. This layout means two things : </text:p>
      <text:list xml:id="list1249609820" text:style-name="L2">
        <text:list-item>
          <text:p text:style-name="P5">the server knows that the client is currently making a I/O operation </text:p>
        </text:list-item>
        <text:list-item>
          <text:p text:style-name="P5">the server, when allocating the layout, has given to the client every required information to perform the 3<text:span text:style-name="T1">rd</text:span> party I/O.</text:p>
        </text:list-item>
      </text:list>
      <text:p text:style-name="Text_20_body">Layouts are states too : like locks, delegations or share reservation, they strongly impact the way several client will operate together on the same file, to preserve coherency. </text:p>
      <text:h text:style-name="Heading_20_1" text:outline-level="1">Structures related to state management</text:h>
      <text:p text:style-name="Text_20_body">On of the main client to SAL (used via Cache_Inode) will be the NFSv4.x implementation. It is then logical to clarify a few things quoted from the RFC5661 and RFC3530&gt;</text:p>
      <text:h text:style-name="Heading_20_2" text:outline-level="2">NFSv4 structures</text:h>
      <text:h text:style-name="Heading_20_3" text:outline-level="3">Stateids</text:h>
      <text:p text:style-name="Text_20_body">RFC5661 says:</text:p>
      <text:p text:style-name="Text_20_body"/>
      <text:p text:style-name="P3">A stateid is a 128-bit quantity returned by a server that uniquely defines the open and locking states provided by the server for a specific open-owner or lock-owner/open-owner pair for a specific file and type of lock.</text:p>
      <text:p text:style-name="P3"/>
      <text:p text:style-name="P3">(...)</text:p>
      <text:p text:style-name="P3"><text:soft-page-break/></text:p>
      <text:p text:style-name="P3">The term "lock" is used to refer to byte-range (in UNIX environments, also known as record) locks, share reservations, delegations, or layouts unless specifically stated otherwise.</text:p>
      <text:h text:style-name="Heading_20_3" text:outline-level="3">State owners</text:h>
      <text:p text:style-name="Text_20_body">State Owners can be either lock owner or open owner. It describes a process or a thread on the client that owns a given state. The state owner is made of:</text:p>
      <text:list xml:id="list1252952800" text:style-name="L3">
        <text:list-item>
          <text:p text:style-name="P6">a ClientID (previously negociated at mount time between the a client and the server) which uniquely identify a host mounting something using NFSv4</text:p>
        </text:list-item>
        <text:list-item>
          <text:p text:style-name="P6">an opaque string whose content is representing on the client side the kind of entity owning the state. </text:p>
        </text:list-item>
      </text:list>
      <text:h text:style-name="Heading_20_3" text:outline-level="3">Leases</text:h>
      <text:p text:style-name="Text_20_body"/>
      <text:p text:style-name="Text_20_body">RFC5661 says:</text:p>
      <text:p text:style-name="P3">A lease is an interval of time defined by the server for which the client is irrevocably granted locks. <text:s/>At the end of a lease period, locks may be revoked if the lease has not been extended. <text:s/>A lock must be revoked if a conflicting lock has been <text:s/>granted after the lease interval.</text:p>
      <text:p text:style-name="P3"/>
      <text:p text:style-name="P3">A server grants a client a single lease for all state.</text:p>
      <text:p text:style-name="Text_20_body"/>
      <text:p text:style-name="Text_20_body">Leases is something very important in NFSv4. Many of the state recovery, dead clients management <text:s/>of lock's revocation rely on them. </text:p>
      <text:h text:style-name="Heading_20_3" text:outline-level="3">Callbacks</text:h>
      <text:p text:style-name="Text_20_body">Has stated above, delegation will require callbacks implementation : they are needed for delegations. Other protocol may need callbacks : NLM can use callback to be told about the availability of a lock and so do NFSv4 asynchronous locks . On some elaborated file systems, callback mechanism may exists to push information to clients to asked for such notification (like LUSTRE's changelog mechanism for example). This means that SAL should integrate such a callback interface and integrate the required mechanisms. </text:p>
      <text:p text:style-name="Text_20_body">The schema integrating SAL into NFS-GANESHA's design is this when states are managed:</text:p>
      <text:p text:style-name="P8">NFS protocols --- &gt; Cache_inode ---&gt; SAL --&gt; FSAL --&gt; (underlying FS)</text:p>
      <text:p text:style-name="P9"/>
      <text:p text:style-name="P9">Callbacks will come from the file system, this implies the FSAL and Cache_inode to have additional functions to be used as callbacks are performed by the file system. Things will work this way</text:p>
      <text:p text:style-name="P8">(underlying FS callbacks) --&gt; SAL callbacks --&gt; Cache_inode call backs</text:p>
      <text:p text:style-name="P8"/>
      <text:p text:style-name="Text_20_body">FSAL does not appear in this schema : it is considered as stateless, the information related to FS states are kept in SAL and/or Cache_inode.</text:p>
      <text:p text:style-name="Text_20_body"/>
      <text:h text:style-name="Heading_20_2" text:outline-level="2"><text:soft-page-break/>Using NLM jointly with NFSv4</text:h>
      <text:p text:style-name="Text_20_body"/>
      <text:p text:style-name="Text_20_body">NLM and NFSv4 are both stateful protocols but they do follow different logics. NFSv4 (especially NFSv4.1) <text:s/>has fine states management with many structures identifying the states with various granularity (per client, per process, per thread). NLM has simpler mechanisms but allow a good detection of loss of server state and loss of client state, mostly by using NSM (NFS Status Monitor) another ancillary protocol. Since NFSv3 does not “open files” (it just needs to know the file handle), the lock management is not associated with a previously made “open” call and the same kind of negociation of open owner/lock owner.</text:p>
      <text:p text:style-name="Text_20_body">To make the SAL implementation compliant with NFSv4, a semantics close to the NFSv4.x semantics will be used, with structures similar to those of NFSv4. To ensure NLM's compatibility with this, a set of “default NLM structures” should be defined to allow NLM to create SAL's locks like NFSv4 and make them compatible with NFSv4 locks. In particular, NFSv4 locks and NLM locks should be able of conflicting.</text:p>
      <text:p text:style-name="Text_20_body"/>
      <text:h text:style-name="Heading_20_1" text:outline-level="1">SAL functions</text:h>
      <text:p text:style-name="Text_20_body"/>
      <text:p text:style-name="Text_20_body">Interface to the SAL should be generic and compact. It should provides with the following calls:</text:p>
      <text:list xml:id="list1512591781" text:style-name="L4">
        <text:list-item>
          <text:p text:style-name="P7">Init the SAL</text:p>
        </text:list-item>
        <text:list-item>
          <text:p text:style-name="P7">Cleanup the SAL before exiting</text:p>
        </text:list-item>
        <text:list-item>
          <text:p text:style-name="P7">Add a state to a file</text:p>
        </text:list-item>
        <text:list-item>
          <text:p text:style-name="P7">Removes a state to a file <text:s/></text:p>
        </text:list-item>
        <text:list-item>
          <text:p text:style-name="P7">Check for conflict between a “candidate state” and state already set on a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9-21T10:34:08</meta:creation-date>
    <meta:generator>OpenOffice.org/3.1$Linux OpenOffice.org_project/310m19$Build-9420</meta:generator>
    <dc:date>2010-09-23T14:05:23</dc:date>
    <meta:editing-duration>PT03H44M55S</meta:editing-duration>
    <meta:editing-cycles>28</meta:editing-cycles>
    <meta:document-statistic meta:table-count="0" meta:image-count="0" meta:object-count="0" meta:page-count="5" meta:paragraph-count="74" meta:word-count="1745" meta:character-count="10259"/>
  </office:meta>
</office:document-meta>
</file>